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" svg:font-family="FreeS"/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FreeSans'" svg:font-family="Free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22pt" officeooo:rsid="0018e78d" officeooo:paragraph-rsid="0018e78d" style:font-size-asian="22pt" style:font-size-complex="22pt"/>
    </style:style>
    <style:style style:name="P2" style:family="paragraph" style:parent-style-name="Standard">
      <style:text-properties style:font-name="FreeSerif" fo:font-size="12pt" officeooo:rsid="00198d52" officeooo:paragraph-rsid="00198d52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ning</text:p>
      <text:p text:style-name="P2">asd</text:p>
      <text:p text:style-name="P1">Sprint 1</text:p>
      <text:p text:style-name="P2">asd</text:p>
      <text:p text:style-name="P1">Sprint 2</text:p>
      <text:p text:style-name="P2">asd</text:p>
      <text:p text:style-name="P1">Sprint 3</text:p>
      <text:p text:style-name="P2">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" svg:font-family="FreeS"/>
    <style:font-face style:name="FreeSerif" svg:font-family="FreeSerif" style:font-family-generic="roman"/>
    <style:font-face style:name="Droid Sans Devanagari1" svg:font-family="'Droid Sans Devanagari'" style:font-family-generic="swiss"/>
    <style:font-face style:name="FreeSans" svg:font-family="FreeSans" style:font-family-generic="swiss"/>
    <style:font-face style:name="FreeSans'" svg:font-family="Free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7:01:22.420383868</meta:creation-date>
    <dc:date>2020-02-11T13:18:20.020326875</dc:date>
    <meta:editing-duration>PT6M20S</meta:editing-duration>
    <meta:editing-cycles>4</meta:editing-cycles>
    <meta:generator>LibreOffice/6.2.8.2$Linux_X86_64 LibreOffice_project/20$Build-2</meta:generator>
    <meta:document-statistic meta:table-count="0" meta:image-count="0" meta:object-count="0" meta:page-count="1" meta:paragraph-count="8" meta:word-count="11" meta:character-count="44" meta:non-whitespace-character-count="41"/>
  </office:meta>
</office:document-meta>
</file>